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Prev_number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ata point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_ref square, 4s per</text:p>
          </table:table-cell>
          <table:table-cell office:value-type="float" office:value="90892" calcext:value-type="float">
            <text:p>9089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_ref square, 4s per</text:p>
          </table:table-cell>
          <table:table-cell office:value-type="float" office:value="90892" calcext:value-type="float">
            <text:p>90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_ref square, 4s per</text:p>
          </table:table-cell>
          <table:table-cell office:value-type="float" office:value="90892" calcext:value-type="float">
            <text:p>90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ref square, 4s per</text:p>
          </table:table-cell>
          <table:table-cell office:value-type="float" office:value="90892" calcext:value-type="float">
            <text:p>908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_ref square, 4s per</text:p>
          </table:table-cell>
          <table:table-cell office:value-type="float" office:value="90892" calcext:value-type="float">
            <text:p>908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_ref square, 4s per</text:p>
          </table:table-cell>
          <table:table-cell office:value-type="float" office:value="90892" calcext:value-type="float">
            <text:p>908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_ref square, 4s per</text:p>
          </table:table-cell>
          <table:table-cell office:value-type="float" office:value="90892" calcext:value-type="float">
            <text:p>90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3:17:12.300098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2:50:30.210815792</meta:creation-date>
    <meta:generator>LibreOffice/6.4.6.2$Linux_X86_64 LibreOffice_project/40$Build-2</meta:generator>
    <dc:date>2021-01-08T13:17:36.429082130</dc:date>
    <meta:editing-duration>PT3M37S</meta:editing-duration>
    <meta:editing-cycles>2</meta:editing-cycles>
    <meta:document-statistic meta:table-count="1" meta:cell-count="32" meta:object-count="0"/>
  </office:meta>
</office:document-meta>
</file>